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rogramme motion agreed</text:p>
          </table:table-cell>
          <table:table-cell table:number-columns-repeated="14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/>
          <table:table-cell table:formula="of:=[.A2]" office:value-type="float" office:value="0.8" calcext:value-type="float">
            <text:p>0.8</text:p>
          </table:table-cell>
          <table:table-cell table:formula="of:=[.D2]*20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gramme motion not agreed</text:p>
          </table:table-cell>
          <table:table-cell table:number-columns-repeated="14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/>
          <table:table-cell table:formula="of:=[.A5]" office:value-type="float" office:value="0.2" calcext:value-type="float">
            <text:p>0.2</text:p>
          </table:table-cell>
          <table:table-cell table:formula="of:=[.D5]*20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gramme agreed, Johnson gets Deal</text:p>
          </table:table-cell>
          <table:table-cell table:number-columns-repeated="14"/>
        </table:table-row>
        <table:table-row table:style-name="ro1">
          <table:table-cell table:formula="of:=[.D2]"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8]*[.B8]" office:value-type="float" office:value="0.08" calcext:value-type="float">
            <text:p>0.08</text:p>
          </table:table-cell>
          <table:table-cell table:formula="of:=[.D8]*20" office:value-type="float" office:value="1.6" calcext:value-type="float">
            <text:p>1.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gramme agreed, Johnson doesn’t get Deal</text:p>
          </table:table-cell>
          <table:table-cell table:number-columns-repeated="14"/>
        </table:table-row>
        <table:table-row table:style-name="ro1">
          <table:table-cell table:formula="of:=[.D2]"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11]*[.B11]" office:value-type="float" office:value="0.72" calcext:value-type="float">
            <text:p>0.72</text:p>
          </table:table-cell>
          <table:table-cell table:formula="of:=[.D11]*20" office:value-type="float" office:value="14.4" calcext:value-type="float">
            <text:p>14.4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gramme not agreed, Johnson gets Deal</text:p>
          </table:table-cell>
          <table:table-cell table:number-columns-repeated="14"/>
        </table:table-row>
        <table:table-row table:style-name="ro1">
          <table:table-cell table:formula="of:=[.D5]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14]*[.B14]" office:value-type="float" office:value="0.02" calcext:value-type="float">
            <text:p>0.02</text:p>
          </table:table-cell>
          <table:table-cell table:formula="of:=[.D14]*20"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gramme not agreed, Johnson doesn’t get Deal</text:p>
          </table:table-cell>
          <table:table-cell table:number-columns-repeated="14"/>
        </table:table-row>
        <table:table-row table:style-name="ro1">
          <table:table-cell table:formula="of:=[.D5]"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17]*[.B17]" office:value-type="float" office:value="0.18" calcext:value-type="float">
            <text:p>0.18</text:p>
          </table:table-cell>
          <table:table-cell table:formula="of:=[.D17]*20" office:value-type="float" office:value="3.6" calcext:value-type="float">
            <text:p>3.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Johnson faces Commons empty handed</text:p>
          </table:table-cell>
          <table:table-cell table:number-columns-repeated="14"/>
        </table:table-row>
        <table:table-row table:style-name="ro1">
          <table:table-cell table:formula="of:=[.D11]" office:value-type="float" office:value="0.72" calcext:value-type="float">
            <text:p>0.72</text:p>
          </table:table-cell>
          <table:table-cell table:number-columns-repeated="2"/>
          <table:table-cell table:formula="of:=[.A20]" office:value-type="float" office:value="0.72" calcext:value-type="float">
            <text:p>0.72</text:p>
          </table:table-cell>
          <table:table-cell table:formula="of:=[.D20]*20" office:value-type="float" office:value="14.4" calcext:value-type="float">
            <text:p>14.4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Johnson goes to Commons with a Deal</text:p>
          </table:table-cell>
          <table:table-cell table:number-columns-repeated="14"/>
        </table:table-row>
        <table:table-row table:style-name="ro1">
          <table:table-cell table:formula="of:=[.D8]" office:value-type="float" office:value="0.08" calcext:value-type="float">
            <text:p>0.08</text:p>
          </table:table-cell>
          <table:table-cell table:number-columns-repeated="2"/>
          <table:table-cell table:formula="of:=[.A23]" office:value-type="float" office:value="0.08" calcext:value-type="float">
            <text:p>0.08</text:p>
          </table:table-cell>
          <table:table-cell table:formula="of:=[.D23]*20" office:value-type="float" office:value="1.6" calcext:value-type="float">
            <text:p>1.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Johnson empty handed, retables May</text:p>
          </table:table-cell>
          <table:table-cell table:number-columns-repeated="14"/>
        </table:table-row>
        <table:table-row table:style-name="ro1">
          <table:table-cell table:formula="of:=[.D20]"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26]*[.B26]" office:value-type="float" office:value="0.072" calcext:value-type="float">
            <text:p>0.072</text:p>
          </table:table-cell>
          <table:table-cell table:formula="of:=[.D26]*20" office:value-type="float" office:value="1.44" calcext:value-type="float">
            <text:p>1.44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Johnson empty handed, puts No Deal to a vote</text:p>
          </table:table-cell>
          <table:table-cell table:number-columns-repeated="14"/>
        </table:table-row>
        <table:table-row table:style-name="ro1">
          <table:table-cell table:formula="of:=[.D20]" office:value-type="float" office:value="0.72" calcext:value-type="float">
            <text:p>0.72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29]*[.B29]" office:value-type="float" office:value="0.216" calcext:value-type="float">
            <text:p>0.216</text:p>
          </table:table-cell>
          <table:table-cell table:formula="of:=[.D29]*20" office:value-type="float" office:value="4.32" calcext:value-type="float">
            <text:p>4.3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Johnson empty handed, no legally binding proposals</text:p>
          </table:table-cell>
          <table:table-cell table:number-columns-repeated="14"/>
        </table:table-row>
        <table:table-row table:style-name="ro1">
          <table:table-cell table:formula="of:=[.D20]" office:value-type="float" office:value="0.72" calcext:value-type="float">
            <text:p>0.72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A32]*[.B32]" office:value-type="float" office:value="0.432" calcext:value-type="float">
            <text:p>0.432</text:p>
          </table:table-cell>
          <table:table-cell table:formula="of:=[.D32]*20" office:value-type="float" office:value="8.64" calcext:value-type="float">
            <text:p>8.64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o Deal Vote Passes</text:p>
          </table:table-cell>
          <table:table-cell table:number-columns-repeated="14"/>
        </table:table-row>
        <table:table-row table:style-name="ro1">
          <table:table-cell table:formula="of:=[.D29]" office:value-type="float" office:value="0.216" calcext:value-type="float">
            <text:p>0.216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A35]*[.B35]" office:value-type="float" office:value="0.0108" calcext:value-type="float">
            <text:p>0.0108</text:p>
          </table:table-cell>
          <table:table-cell table:formula="of:=[.D35]*20" office:value-type="float" office:value="0.216" calcext:value-type="float">
            <text:p>0.21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ote Fails</text:p>
          </table:table-cell>
          <table:table-cell table:number-columns-repeated="14"/>
        </table:table-row>
        <table:table-row table:style-name="ro1">
          <table:table-cell table:formula="of:=[.D29]" office:value-type="float" office:value="0.216" calcext:value-type="float">
            <text:p>0.216</text:p>
          </table:table-cell>
          <table:table-cell office:value-type="float" office:value="0.95" calcext:value-type="float">
            <text:p>0.95</text:p>
          </table:table-cell>
          <table:table-cell/>
          <table:table-cell table:formula="of:=[.A38]*[.B38]" office:value-type="float" office:value="0.2052" calcext:value-type="float">
            <text:p>0.2052</text:p>
          </table:table-cell>
          <table:table-cell table:formula="of:=[.D38]*20" office:value-type="float" office:value="4.104" calcext:value-type="float">
            <text:p>4.104</text:p>
          </table:table-cell>
          <table:table-cell table:number-columns-repeated="10"/>
        </table:table-row>
        <table:table-row table:style-name="ro1">
          <table:table-cell table:formula="of:=[.D26]" office:value-type="float" office:value="0.072" calcext:value-type="float">
            <text:p>0.072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39]*[.B39]" office:value-type="float" office:value="0.0648" calcext:value-type="float">
            <text:p>0.0648</text:p>
          </table:table-cell>
          <table:table-cell table:formula="of:=[.D39]*20" office:value-type="float" office:value="1.296" calcext:value-type="float">
            <text:p>1.296</text:p>
          </table:table-cell>
          <table:table-cell table:number-columns-repeated="10"/>
        </table:table-row>
        <table:table-row table:style-name="ro1">
          <table:table-cell table:formula="of:=[.D8]" office:value-type="float" office:value="0.08" calcext:value-type="float">
            <text:p>0.08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40]*[.B40]" office:value-type="float" office:value="0.064" calcext:value-type="float">
            <text:p>0.064</text:p>
          </table:table-cell>
          <table:table-cell table:formula="of:=[.D40]*20" office:value-type="float" office:value="1.28" calcext:value-type="float">
            <text:p>1.28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38:.D40])" office:value-type="float" office:value="0.334" calcext:value-type="float">
            <text:p>0.334</text:p>
          </table:table-cell>
          <table:table-cell table:formula="of:=[.D41]*20" office:value-type="float" office:value="6.68" calcext:value-type="float">
            <text:p>6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4 passes</text:p>
          </table:table-cell>
          <table:table-cell table:number-columns-repeated="14"/>
        </table:table-row>
        <table:table-row table:style-name="ro1">
          <table:table-cell table:formula="of:=[.D26]" office:value-type="float" office:value="0.072" calcext:value-type="float">
            <text:p>0.072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43]*[.B43]" office:value-type="float" office:value="0.0072" calcext:value-type="float">
            <text:p>0.0072</text:p>
          </table:table-cell>
          <table:table-cell table:formula="of:=[.D43]*20" office:value-type="float" office:value="0.144" calcext:value-type="float">
            <text:p>0.144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ote fails shortly after 21 Oct</text:p>
          </table:table-cell>
          <table:table-cell table:number-columns-repeated="14"/>
        </table:table-row>
        <table:table-row table:style-name="ro1">
          <table:table-cell table:formula="of:=[.D14]" office:value-type="float" office:value="0.02" calcext:value-type="float">
            <text:p>0.02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46]*[.B46]" office:value-type="float" office:value="0.016" calcext:value-type="float">
            <text:p>0.016</text:p>
          </table:table-cell>
          <table:table-cell table:formula="of:=[.D46]*20" office:value-type="float" office:value="0.32" calcext:value-type="float">
            <text:p>0.3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mmons agrees Johnson Deal</text:p>
          </table:table-cell>
          <table:table-cell table:number-columns-repeated="14"/>
        </table:table-row>
        <table:table-row table:style-name="ro1">
          <table:table-cell table:formula="of:=[.A46]" office:value-type="float" office:value="0.02" calcext:value-type="float">
            <text:p>0.0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49]*[.B49]" office:value-type="float" office:value="0.004" calcext:value-type="float">
            <text:p>0.004</text:p>
          </table:table-cell>
          <table:table-cell table:formula="of:=[.D49]*20" office:value-type="float" office:value="0.08" calcext:value-type="float">
            <text:p>0.08</text:p>
          </table:table-cell>
          <table:table-cell table:number-columns-repeated="10"/>
        </table:table-row>
        <table:table-row table:style-name="ro1">
          <table:table-cell table:formula="of:=[.D23]"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50]*[.B50]" office:value-type="float" office:value="0.016" calcext:value-type="float">
            <text:p>0.016</text:p>
          </table:table-cell>
          <table:table-cell table:formula="of:=[.D50]*20" office:value-type="float" office:value="0.32" calcext:value-type="float">
            <text:p>0.32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49:.D50])" office:value-type="float" office:value="0.02" calcext:value-type="float">
            <text:p>0.02</text:p>
          </table:table-cell>
          <table:table-cell table:formula="of:=[.D51]*20"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nn Act Deadline passes, no deal in sight</text:p>
          </table:table-cell>
          <table:table-cell table:number-columns-repeated="14"/>
        </table:table-row>
        <table:table-row table:style-name="ro1">
          <table:table-cell table:formula="of:=[.D17]" office:value-type="float" office:value="0.18" calcext:value-type="float">
            <text:p>0.18</text:p>
          </table:table-cell>
          <table:table-cell table:number-columns-repeated="2"/>
          <table:table-cell table:formula="of:=[.A53]" office:value-type="float" office:value="0.18" calcext:value-type="float">
            <text:p>0.18</text:p>
          </table:table-cell>
          <table:table-cell table:formula="of:=[.D53]*20" office:value-type="float" office:value="3.6" calcext:value-type="float">
            <text:p>3.6</text:p>
          </table:table-cell>
          <table:table-cell table:number-columns-repeated="10"/>
        </table:table-row>
        <table:table-row table:style-name="ro1">
          <table:table-cell table:formula="of:=[.D32]" office:value-type="float" office:value="0.432" calcext:value-type="float">
            <text:p>0.432</text:p>
          </table:table-cell>
          <table:table-cell table:number-columns-repeated="2"/>
          <table:table-cell table:formula="of:=[.A54]" office:value-type="float" office:value="0.432" calcext:value-type="float">
            <text:p>0.432</text:p>
          </table:table-cell>
          <table:table-cell table:formula="of:=[.D54]*20" office:value-type="float" office:value="8.64" calcext:value-type="float">
            <text:p>8.64</text:p>
          </table:table-cell>
          <table:table-cell table:number-columns-repeated="10"/>
        </table:table-row>
        <table:table-row table:style-name="ro1">
          <table:table-cell table:formula="of:=[.D41]" office:value-type="float" office:value="0.334" calcext:value-type="float">
            <text:p>0.334</text:p>
          </table:table-cell>
          <table:table-cell table:number-columns-repeated="2"/>
          <table:table-cell table:formula="of:=[.A55]" office:value-type="float" office:value="0.334" calcext:value-type="float">
            <text:p>0.334</text:p>
          </table:table-cell>
          <table:table-cell table:formula="of:=[.D55]*20" office:value-type="float" office:value="6.68" calcext:value-type="float">
            <text:p>6.68</text:p>
          </table:table-cell>
          <table:table-cell table:number-columns-repeated="10"/>
        </table:table-row>
        <table:table-row table:style-name="ro1">
          <table:table-cell table:formula="of:=[.D46]" office:value-type="float" office:value="0.016" calcext:value-type="float">
            <text:p>0.016</text:p>
          </table:table-cell>
          <table:table-cell table:number-columns-repeated="2"/>
          <table:table-cell table:formula="of:=[.A56]" office:value-type="float" office:value="0.016" calcext:value-type="float">
            <text:p>0.016</text:p>
          </table:table-cell>
          <table:table-cell table:formula="of:=[.D56]*20" office:value-type="float" office:value="0.32" calcext:value-type="float">
            <text:p>0.32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53:.D56])" office:value-type="float" office:value="0.962" calcext:value-type="float">
            <text:p>0.9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rrier to passing Deal is time only</text:p>
          </table:table-cell>
          <table:table-cell table:number-columns-repeated="14"/>
        </table:table-row>
        <table:table-row table:style-name="ro1">
          <table:table-cell table:formula="of:=[.D43]" office:value-type="float" office:value="0.0072" calcext:value-type="float">
            <text:p>0.0072</text:p>
          </table:table-cell>
          <table:table-cell table:number-columns-repeated="2"/>
          <table:table-cell table:formula="of:=[.A59]" office:value-type="float" office:value="0.0072" calcext:value-type="float">
            <text:p>0.0072</text:p>
          </table:table-cell>
          <table:table-cell table:formula="of:=[.D59]*20" office:value-type="float" office:value="0.144" calcext:value-type="float">
            <text:p>0.144</text:p>
          </table:table-cell>
          <table:table-cell table:number-columns-repeated="10"/>
        </table:table-row>
        <table:table-row table:style-name="ro1">
          <table:table-cell table:formula="of:=[.D51]" office:value-type="float" office:value="0.02" calcext:value-type="float">
            <text:p>0.02</text:p>
          </table:table-cell>
          <table:table-cell table:number-columns-repeated="2"/>
          <table:table-cell table:formula="of:=[.A60]" office:value-type="float" office:value="0.02" calcext:value-type="float">
            <text:p>0.02</text:p>
          </table:table-cell>
          <table:table-cell table:formula="of:=[.D60]*20" office:value-type="float" office:value="0.4" calcext:value-type="float">
            <text:p>0.4</text:p>
          </table:table-cell>
          <table:table-cell/>
          <table:table-cell office:value-type="string" calcext:value-type="string">
            <text:p>Sum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SUM([.D59:.D60])" office:value-type="float" office:value="0.0272" calcext:value-type="float">
            <text:p>0.0272</text:p>
          </table:table-cell>
          <table:table-cell table:formula="of:=[.D61]*20" office:value-type="float" office:value="0.544" calcext:value-type="float">
            <text:p>0.544</text:p>
          </table:table-cell>
          <table:table-cell/>
          <table:table-cell table:formula="of:=[.D61]" office:value-type="float" office:value="0.0272" calcext:value-type="float">
            <text:p>0.0272</text:p>
          </table:table-cell>
          <table:table-cell office:value-type="string" calcext:value-type="string">
            <text:p>D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st-Benn Act – Johnson refuses</text:p>
          </table:table-cell>
          <table:table-cell table:number-columns-repeated="5"/>
          <table:table-cell table:formula="of:=[.D57]" office:value-type="float" office:value="0.962" calcext:value-type="float">
            <text:p>0.962</text:p>
          </table:table-cell>
          <table:table-cell office:value-type="string" calcext:value-type="string">
            <text:p>Extend</text:p>
          </table:table-cell>
          <table:table-cell table:number-columns-repeated="7"/>
        </table:table-row>
        <table:table-row table:style-name="ro1">
          <table:table-cell table:formula="of:=[.D57]" office:value-type="float" office:value="0.962" calcext:value-type="float">
            <text:p>0.96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63]*[.B63]" office:value-type="float" office:value="0.1924" calcext:value-type="float">
            <text:p>0.1924</text:p>
          </table:table-cell>
          <table:table-cell table:formula="of:=[.D63]*20" office:value-type="float" office:value="3.848" calcext:value-type="float">
            <text:p>3.848</text:p>
          </table:table-cell>
          <table:table-cell/>
          <table:table-cell table:formula="of:=[.D35]" office:value-type="float" office:value="0.0108" calcext:value-type="float">
            <text:p>0.0108</text:p>
          </table:table-cell>
          <table:table-cell office:value-type="string" calcext:value-type="string">
            <text:p>No Deal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SUM([.G61:.G63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st-Benn Act – Johnson extends</text:p>
          </table:table-cell>
          <table:table-cell table:number-columns-repeated="14"/>
        </table:table-row>
        <table:table-row table:style-name="ro1">
          <table:table-cell table:formula="of:=[.D57]" office:value-type="float" office:value="0.962" calcext:value-type="float">
            <text:p>0.962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66]*[.B66]" office:value-type="float" office:value="0.6734" calcext:value-type="float">
            <text:p>0.6734</text:p>
          </table:table-cell>
          <table:table-cell table:formula="of:=[.D66]*20" office:value-type="float" office:value="13.468" calcext:value-type="float">
            <text:p>13.468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ost-Benn Act – Johnson resigns</text:p>
          </table:table-cell>
          <table:table-cell table:number-columns-repeated="14"/>
        </table:table-row>
        <table:table-row table:style-name="ro1">
          <table:table-cell table:formula="of:=[.D57]" office:value-type="float" office:value="0.962" calcext:value-type="float">
            <text:p>0.962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69]*[.B69]" office:value-type="float" office:value="0.0962" calcext:value-type="float">
            <text:p>0.0962</text:p>
          </table:table-cell>
          <table:table-cell table:formula="of:=[.D69]*20" office:value-type="float" office:value="1.924" calcext:value-type="float">
            <text:p>1.924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Queen’s Speech Vote</text:p>
          </table:table-cell>
          <table:table-cell table:number-columns-repeated="14"/>
        </table:table-row>
        <table:table-row table:style-name="ro1">
          <table:table-cell table:formula="of:=[.D66]" office:value-type="float" office:value="0.6734" calcext:value-type="float">
            <text:p>0.6734</text:p>
          </table:table-cell>
          <table:table-cell office:value-type="float" office:value="0.95" calcext:value-type="float">
            <text:p>0.95</text:p>
          </table:table-cell>
          <table:table-cell/>
          <table:table-cell table:formula="of:=[.A72]*[.B72]" office:value-type="float" office:value="0.63973" calcext:value-type="float">
            <text:p>0.63973</text:p>
          </table:table-cell>
          <table:table-cell table:formula="of:=[.D72]*20" office:value-type="float" office:value="12.7946" calcext:value-type="float">
            <text:p>12.794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Govt loses Queen’s Speech Vote</text:p>
          </table:table-cell>
          <table:table-cell table:number-columns-repeated="14"/>
        </table:table-row>
        <table:table-row table:style-name="ro1">
          <table:table-cell table:formula="of:=[.D72]" office:value-type="float" office:value="0.63973" calcext:value-type="float">
            <text:p>0.63973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75]*[.B75]" office:value-type="float" office:value="0.447811" calcext:value-type="float">
            <text:p>0.447811</text:p>
          </table:table-cell>
          <table:table-cell table:formula="of:=[.D75]*20" office:value-type="float" office:value="8.95622000000001" calcext:value-type="float">
            <text:p>8.95622000000001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Govt wins Queen’s Speech Vote</text:p>
          </table:table-cell>
          <table:table-cell table:number-columns-repeated="14"/>
        </table:table-row>
        <table:table-row table:style-name="ro1">
          <table:table-cell table:formula="of:=[.D72]" office:value-type="float" office:value="0.63973" calcext:value-type="float">
            <text:p>0.63973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78]*[.B78]" office:value-type="float" office:value="0.191919" calcext:value-type="float">
            <text:p>0.191919</text:p>
          </table:table-cell>
          <table:table-cell table:formula="of:=[.D78]*20" office:value-type="float" office:value="3.83838" calcext:value-type="float">
            <text:p>3.83838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hould be Queen’s Speech</text:p>
          </table:table-cell>
          <table:table-cell table:number-columns-repeated="14"/>
        </table:table-row>
        <table:table-row table:style-name="ro1">
          <table:table-cell table:formula="of:=[.D69]" office:value-type="float" office:value="0.0962" calcext:value-type="float">
            <text:p>0.0962</text:p>
          </table:table-cell>
          <table:table-cell office:value-type="float" office:value="0.95" calcext:value-type="float">
            <text:p>0.95</text:p>
          </table:table-cell>
          <table:table-cell/>
          <table:table-cell table:formula="of:=[.A81]*[.B81]" office:value-type="float" office:value="0.0913900000000001" calcext:value-type="float">
            <text:p>0.09139</text:p>
          </table:table-cell>
          <table:table-cell table:formula="of:=[.D81]*20" office:value-type="float" office:value="1.8278" calcext:value-type="float">
            <text:p>1.8278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augham Case – Extension</text:p>
          </table:table-cell>
          <table:table-cell table:number-columns-repeated="5"/>
          <table:table-cell office:value-type="string" calcext:value-type="string">
            <text:p>Sum</text:p>
          </table:table-cell>
          <table:table-cell table:number-columns-repeated="8"/>
        </table:table-row>
        <table:table-row table:style-name="ro1">
          <table:table-cell table:formula="of:=[.D63]" office:value-type="float" office:value="0.1924" calcext:value-type="float">
            <text:p>0.1924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84]*[.B84]" office:value-type="float" office:value="0.13468" calcext:value-type="float">
            <text:p>0.13468</text:p>
          </table:table-cell>
          <table:table-cell table:formula="of:=[.D84]*20" office:value-type="float" office:value="2.6936" calcext:value-type="float">
            <text:p>2.6936</text:p>
          </table:table-cell>
          <table:table-cell/>
          <table:table-cell table:formula="of:=[.D84]" office:value-type="float" office:value="0.13468" calcext:value-type="float">
            <text:p>0.13468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D87]" office:value-type="float" office:value="0.05772" calcext:value-type="float">
            <text:p>0.05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ugham Case – fails</text:p>
          </table:table-cell>
          <table:table-cell table:number-columns-repeated="5"/>
          <table:table-cell table:formula="of:=[.D78]" office:value-type="float" office:value="0.191919" calcext:value-type="float">
            <text:p>0.191919</text:p>
          </table:table-cell>
          <table:table-cell table:number-columns-repeated="8"/>
        </table:table-row>
        <table:table-row table:style-name="ro1">
          <table:table-cell table:formula="of:=[.A84]" office:value-type="float" office:value="0.1924" calcext:value-type="float">
            <text:p>0.1924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87]*[.B87]" office:value-type="float" office:value="0.05772" calcext:value-type="float">
            <text:p>0.05772</text:p>
          </table:table-cell>
          <table:table-cell table:formula="of:=[.D87]*20" office:value-type="float" office:value="1.1544" calcext:value-type="float">
            <text:p>1.1544</text:p>
          </table:table-cell>
          <table:table-cell/>
          <table:table-cell table:formula="of:=[.D75]" office:value-type="float" office:value="0.447811" calcext:value-type="float">
            <text:p>0.447811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D66]*0.05" office:value-type="float" office:value="0.03367" calcext:value-type="float">
            <text:p>0.033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Member State rejects extension</text:p>
          </table:table-cell>
          <table:table-cell table:number-columns-repeated="5"/>
          <table:table-cell table:formula="of:=[.D69]" office:value-type="float" office:value="0.0962" calcext:value-type="float">
            <text:p>0.0962</text:p>
          </table:table-cell>
          <table:table-cell table:number-columns-repeated="8"/>
        </table:table-row>
        <table:table-row table:style-name="ro1">
          <table:table-cell table:formula="of:=[.D84]" office:value-type="float" office:value="0.13468" calcext:value-type="float">
            <text:p>0.13468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A90]*[.B90]" office:value-type="float" office:value="0.006734" calcext:value-type="float">
            <text:p>0.006734</text:p>
          </table:table-cell>
          <table:table-cell table:formula="of:=[.D90]*20" office:value-type="float" office:value="0.13468" calcext:value-type="float">
            <text:p>0.13468</text:p>
          </table:table-cell>
          <table:table-cell/>
          <table:table-cell table:formula="of:=SUM([.G84:.G89])" office:value-type="float" office:value="0.962" calcext:value-type="float">
            <text:p>0.962</text:p>
          </table:table-cell>
          <table:table-cell table:number-columns-repeated="8"/>
        </table:table-row>
        <table:table-row table:style-name="ro1">
          <table:table-cell table:formula="of:=[.D66]" office:value-type="float" office:value="0.6734" calcext:value-type="float">
            <text:p>0.6734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A91]*[.B91]" office:value-type="float" office:value="0.03367" calcext:value-type="float">
            <text:p>0.03367</text:p>
          </table:table-cell>
          <table:table-cell table:formula="of:=[.D91]*20" office:value-type="float" office:value="0.6734" calcext:value-type="float">
            <text:p>0.6734</text:p>
          </table:table-cell>
          <table:table-cell table:number-columns-repeated="10"/>
        </table:table-row>
        <table:table-row table:style-name="ro1">
          <table:table-cell table:formula="of:=[.D69]" office:value-type="float" office:value="0.0962" calcext:value-type="float">
            <text:p>0.0962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A92]*[.B92]" office:value-type="float" office:value="0.00481" calcext:value-type="float">
            <text:p>0.00481</text:p>
          </table:table-cell>
          <table:table-cell table:formula="of:=[.D92]*20" office:value-type="float" office:value="0.0962" calcext:value-type="float">
            <text:p>0.0962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90:.D92])" office:value-type="float" office:value="0.045214" calcext:value-type="float">
            <text:p>0.045214</text:p>
          </table:table-cell>
          <table:table-cell table:formula="of:=[.D93]*20" office:value-type="float" office:value="0.90428" calcext:value-type="float">
            <text:p>0.90428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rbyn tables VONC</text:p>
          </table:table-cell>
          <table:table-cell table:number-columns-repeated="14"/>
        </table:table-row>
        <table:table-row table:style-name="ro1">
          <table:table-cell table:formula="of:=[.D84]" office:value-type="float" office:value="0.13468" calcext:value-type="float">
            <text:p>0.13468</text:p>
          </table:table-cell>
          <table:table-cell office:value-type="float" office:value="0.95" calcext:value-type="float">
            <text:p>0.95</text:p>
          </table:table-cell>
          <table:table-cell/>
          <table:table-cell table:formula="of:=[.A96]*[.B96]" office:value-type="float" office:value="0.127946" calcext:value-type="float">
            <text:p>0.127946</text:p>
          </table:table-cell>
          <table:table-cell table:formula="of:=[.D96]*20" office:value-type="float" office:value="2.55892" calcext:value-type="float">
            <text:p>2.55892</text:p>
          </table:table-cell>
          <table:table-cell table:number-columns-repeated="10"/>
        </table:table-row>
        <table:table-row table:style-name="ro1">
          <table:table-cell table:formula="of:=[.D78]" office:value-type="float" office:value="0.191919" calcext:value-type="float">
            <text:p>0.191919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97]*[.B97]" office:value-type="float" office:value="0.0383838" calcext:value-type="float">
            <text:p>0.0383838</text:p>
          </table:table-cell>
          <table:table-cell table:formula="of:=[.D97]*20" office:value-type="float" office:value="0.767676" calcext:value-type="float">
            <text:p>0.767676</text:p>
          </table:table-cell>
          <table:table-cell table:number-columns-repeated="10"/>
        </table:table-row>
        <table:table-row table:style-name="ro1">
          <table:table-cell table:formula="of:=[.D75]" office:value-type="float" office:value="0.447811" calcext:value-type="float">
            <text:p>0.447811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table:formula="of:=[.A98]*[.B98]*[.C98]" office:value-type="float" office:value="0.16121196" calcext:value-type="float">
            <text:p>0.16121196</text:p>
          </table:table-cell>
          <table:table-cell table:formula="of:=[.D98]*20" office:value-type="float" office:value="3.2242392" calcext:value-type="float">
            <text:p>3.2242392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96:.D98])" office:value-type="float" office:value="0.32754176" calcext:value-type="float">
            <text:p>0.32754176</text:p>
          </table:table-cell>
          <table:table-cell table:formula="of:=[.D99]*20" office:value-type="float" office:value="6.5508352" calcext:value-type="float">
            <text:p>6.55083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ovt loses <text:s/>Queens Speech, Johnson resigns</text:p>
          </table:table-cell>
          <table:table-cell table:number-columns-repeated="14"/>
        </table:table-row>
        <table:table-row table:style-name="ro1">
          <table:table-cell table:formula="of:=[.A98]" office:value-type="float" office:value="0.447811" calcext:value-type="float">
            <text:p>0.44781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A101]*[.B101]" office:value-type="float" office:value="0.2686866" calcext:value-type="float">
            <text:p>0.2686866</text:p>
          </table:table-cell>
          <table:table-cell table:formula="of:=[.D101]*20" office:value-type="float" office:value="5.373732" calcext:value-type="float">
            <text:p>5.37373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ONC succeeds</text:p>
          </table:table-cell>
          <table:table-cell table:number-columns-repeated="14"/>
        </table:table-row>
        <table:table-row table:style-name="ro1">
          <table:table-cell table:formula="of:=[.D99]" office:value-type="float" office:value="0.32754176" calcext:value-type="float">
            <text:p>0.32754176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104]*[.B104]" office:value-type="float" office:value="0.294787584" calcext:value-type="float">
            <text:p>0.294787584</text:p>
          </table:table-cell>
          <table:table-cell table:formula="of:=[.D104]*20" office:value-type="float" office:value="5.89575168" calcext:value-type="float">
            <text:p>5.89575168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14"/>
        </table:table-row>
        <table:table-row table:style-name="ro1">
          <table:table-cell table:formula="of:=[.A104]" office:value-type="float" office:value="0.32754176" calcext:value-type="float">
            <text:p>0.32754176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107]*[.B107]" office:value-type="float" office:value="0.032754176" calcext:value-type="float">
            <text:p>0.032754176</text:p>
          </table:table-cell>
          <table:table-cell table:formula="of:=[.D107]*20" office:value-type="float" office:value="0.65508352" calcext:value-type="float">
            <text:p>0.6550835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ONC succeeds, Johnson resigns</text:p>
          </table:table-cell>
          <table:table-cell table:number-columns-repeated="14"/>
        </table:table-row>
        <table:table-row table:style-name="ro1">
          <table:table-cell table:formula="of:=[.D104]" office:value-type="float" office:value="0.294787584" calcext:value-type="float">
            <text:p>0.294787584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A110]*[.B110]" office:value-type="float" office:value="0.1768725504" calcext:value-type="float">
            <text:p>0.1768725504</text:p>
          </table:table-cell>
          <table:table-cell table:formula="of:=[.D110]*20" office:value-type="float" office:value="3.537451008" calcext:value-type="float">
            <text:p>3.537451008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ONC succeeds, Johnson doesn’t resign</text:p>
          </table:table-cell>
          <table:table-cell table:number-columns-repeated="5"/>
          <table:table-cell office:value-type="string" calcext:value-type="string">
            <text:p>Chance Queen has to contemplate whether to sack Johnson</text:p>
          </table:table-cell>
          <table:table-cell table:number-columns-repeated="8"/>
        </table:table-row>
        <table:table-row table:style-name="ro1">
          <table:table-cell table:formula="of:=[.D104]" office:value-type="float" office:value="0.294787584" calcext:value-type="float">
            <text:p>0.294787584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A113]*[.B113]" office:value-type="float" office:value="0.1179150336" calcext:value-type="float">
            <text:p>0.1179150336</text:p>
          </table:table-cell>
          <table:table-cell table:formula="of:=[.D113]*20" office:value-type="float" office:value="2.358300672" calcext:value-type="float">
            <text:p>2.358300672</text:p>
          </table:table-cell>
          <table:table-cell/>
          <table:table-cell table:formula="of:=[.D113]*100" office:value-type="float" office:value="11.79150336" calcext:value-type="float">
            <text:p>11.79150336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Queen sacks</text:p>
          </table:table-cell>
          <table:table-cell table:number-columns-repeated="14"/>
        </table:table-row>
        <table:table-row table:style-name="ro1">
          <table:table-cell table:formula="of:=[.D113]" office:value-type="float" office:value="0.1179150336" calcext:value-type="float">
            <text:p>0.1179150336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116]*[.B116]" office:value-type="float" office:value="0.0589575168" calcext:value-type="float">
            <text:p>0.0589575168</text:p>
          </table:table-cell>
          <table:table-cell table:formula="of:=[.D116]*20" office:value-type="float" office:value="1.179150336" calcext:value-type="float">
            <text:p>1.17915033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Queen doesn’t sack</text:p>
          </table:table-cell>
          <table:table-cell table:number-columns-repeated="14"/>
        </table:table-row>
        <table:table-row table:style-name="ro1">
          <table:table-cell table:formula="of:=[.A116]" office:value-type="float" office:value="0.1179150336" calcext:value-type="float">
            <text:p>0.1179150336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119]*[.B119]" office:value-type="float" office:value="0.0589575168" calcext:value-type="float">
            <text:p>0.0589575168</text:p>
          </table:table-cell>
          <table:table-cell table:formula="of:=[.D119]*20" office:value-type="float" office:value="1.179150336" calcext:value-type="float">
            <text:p>1.17915033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cramble under FTPA</text:p>
          </table:table-cell>
          <table:table-cell table:number-columns-repeated="14"/>
        </table:table-row>
        <table:table-row table:style-name="ro1">
          <table:table-cell table:formula="of:=[.D116]" office:value-type="float" office:value="0.0589575168" calcext:value-type="float">
            <text:p>0.0589575168</text:p>
          </table:table-cell>
          <table:table-cell table:number-columns-repeated="2"/>
          <table:table-cell table:formula="of:=[.A122]" office:value-type="float" office:value="0.0589575168" calcext:value-type="float">
            <text:p>0.0589575168</text:p>
          </table:table-cell>
          <table:table-cell table:formula="of:=[.D122]*20" office:value-type="float" office:value="1.179150336" calcext:value-type="float">
            <text:p>1.179150336</text:p>
          </table:table-cell>
          <table:table-cell table:number-columns-repeated="10"/>
        </table:table-row>
        <table:table-row table:style-name="ro1">
          <table:table-cell table:formula="of:=[.D110]" office:value-type="float" office:value="0.1768725504" calcext:value-type="float">
            <text:p>0.1768725504</text:p>
          </table:table-cell>
          <table:table-cell table:number-columns-repeated="2"/>
          <table:table-cell table:formula="of:=[.A123]" office:value-type="float" office:value="0.1768725504" calcext:value-type="float">
            <text:p>0.1768725504</text:p>
          </table:table-cell>
          <table:table-cell table:formula="of:=[.D123]*20" office:value-type="float" office:value="3.537451008" calcext:value-type="float">
            <text:p>3.537451008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122:.D123])" office:value-type="float" office:value="0.2358300672" calcext:value-type="float">
            <text:p>0.2358300672</text:p>
          </table:table-cell>
          <table:table-cell table:formula="of:=[.D124]*20" office:value-type="float" office:value="4.716601344" calcext:value-type="float">
            <text:p>4.7166013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ramble not under FTPA</text:p>
          </table:table-cell>
          <table:table-cell table:number-columns-repeated="14"/>
        </table:table-row>
        <table:table-row table:style-name="ro1">
          <table:table-cell table:formula="of:=[.D101]" office:value-type="float" office:value="0.2686866" calcext:value-type="float">
            <text:p>0.2686866</text:p>
          </table:table-cell>
          <table:table-cell table:number-columns-repeated="2"/>
          <table:table-cell table:formula="of:=[.A126]" office:value-type="float" office:value="0.2686866" calcext:value-type="float">
            <text:p>0.2686866</text:p>
          </table:table-cell>
          <table:table-cell table:formula="of:=[.D126]*20" office:value-type="float" office:value="5.373732" calcext:value-type="float">
            <text:p>5.373732</text:p>
          </table:table-cell>
          <table:table-cell table:number-columns-repeated="10"/>
        </table:table-row>
        <table:table-row table:style-name="ro1">
          <table:table-cell table:formula="of:=[.D69]" office:value-type="float" office:value="0.0962" calcext:value-type="float">
            <text:p>0.0962</text:p>
          </table:table-cell>
          <table:table-cell office:value-type="float" office:value="0.95" calcext:value-type="float">
            <text:p>0.95</text:p>
          </table:table-cell>
          <table:table-cell/>
          <table:table-cell table:formula="of:=[.A127]*[.B127]" office:value-type="float" office:value="0.0913900000000001" calcext:value-type="float">
            <text:p>0.09139</text:p>
          </table:table-cell>
          <table:table-cell table:formula="of:=[.D127]*20" office:value-type="float" office:value="1.8278" calcext:value-type="float">
            <text:p>1.8278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126:.D127])" office:value-type="float" office:value="0.3600766" calcext:value-type="float">
            <text:p>0.3600766</text:p>
          </table:table-cell>
          <table:table-cell table:formula="of:=[.D128]*20" office:value-type="float" office:value="7.201532" calcext:value-type="float">
            <text:p>7.2015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hnson survives in no-mans land</text:p>
          </table:table-cell>
          <table:table-cell table:number-columns-repeated="14"/>
        </table:table-row>
        <table:table-row table:style-name="ro1">
          <table:table-cell table:formula="of:=[.D75]" office:value-type="float" office:value="0.447811" calcext:value-type="float">
            <text:p>0.447811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table:formula="of:=[.A130]*[.B130]*[.C130]" office:value-type="float" office:value="0.01791244" calcext:value-type="float">
            <text:p>0.01791244</text:p>
          </table:table-cell>
          <table:table-cell table:formula="of:=[.D130]*20" office:value-type="float" office:value="0.3582488" calcext:value-type="float">
            <text:p>0.3582488</text:p>
          </table:table-cell>
          <table:table-cell table:number-columns-repeated="10"/>
        </table:table-row>
        <table:table-row table:style-name="ro1">
          <table:table-cell table:formula="of:=[.D78]" office:value-type="float" office:value="0.191919" calcext:value-type="float">
            <text:p>0.191919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31]*[.B131]" office:value-type="float" office:value="0.1535352" calcext:value-type="float">
            <text:p>0.1535352</text:p>
          </table:table-cell>
          <table:table-cell table:formula="of:=[.D131]*20" office:value-type="float" office:value="3.070704" calcext:value-type="float">
            <text:p>3.070704</text:p>
          </table:table-cell>
          <table:table-cell table:number-columns-repeated="10"/>
        </table:table-row>
        <table:table-row table:style-name="ro1">
          <table:table-cell table:formula="of:=[.D107]" office:value-type="float" office:value="0.032754176" calcext:value-type="float">
            <text:p>0.032754176</text:p>
          </table:table-cell>
          <table:table-cell table:number-columns-repeated="2"/>
          <table:table-cell table:formula="of:=[.A132]" office:value-type="float" office:value="0.032754176" calcext:value-type="float">
            <text:p>0.032754176</text:p>
          </table:table-cell>
          <table:table-cell table:formula="of:=[.D132]*20" office:value-type="float" office:value="0.65508352" calcext:value-type="float">
            <text:p>0.65508352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130:.D132])" office:value-type="float" office:value="0.204201816" calcext:value-type="float">
            <text:p>0.204201816</text:p>
          </table:table-cell>
          <table:table-cell table:formula="of:=[.D133]*20" office:value-type="float" office:value="4.08403632" calcext:value-type="float">
            <text:p>4.084036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lection call under FTPA</text:p>
          </table:table-cell>
          <table:table-cell table:number-columns-repeated="14"/>
        </table:table-row>
        <table:table-row table:style-name="ro1">
          <table:table-cell table:formula="of:=[.D133]" office:value-type="float" office:value="0.204201816" calcext:value-type="float">
            <text:p>0.204201816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135]*[.B135]" office:value-type="float" office:value="0.1429412712" calcext:value-type="float">
            <text:p>0.1429412712</text:p>
          </table:table-cell>
          <table:table-cell table:formula="of:=[.D135]*20" office:value-type="float" office:value="2.858825424" calcext:value-type="float">
            <text:p>2.858825424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Gets 2/3</text:p>
          </table:table-cell>
          <table:table-cell table:number-columns-repeated="14"/>
        </table:table-row>
        <table:table-row table:style-name="ro1">
          <table:table-cell table:formula="of:=[.D135]" office:value-type="float" office:value="0.1429412712" calcext:value-type="float">
            <text:p>0.1429412712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138]*[.B138]" office:value-type="float" office:value="0.10005888984" calcext:value-type="float">
            <text:p>0.10005888984</text:p>
          </table:table-cell>
          <table:table-cell table:formula="of:=[.D138]*20" office:value-type="float" office:value="2.0011777968" calcext:value-type="float">
            <text:p>2.0011777968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oesn’t get 2/3</text:p>
          </table:table-cell>
          <table:table-cell table:number-columns-repeated="14"/>
        </table:table-row>
        <table:table-row table:style-name="ro1">
          <table:table-cell table:formula="of:=[.D135]" office:value-type="float" office:value="0.1429412712" calcext:value-type="float">
            <text:p>0.1429412712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41]*[.B141]" office:value-type="float" office:value="0.04288238136" calcext:value-type="float">
            <text:p>0.04288238136</text:p>
          </table:table-cell>
          <table:table-cell table:formula="of:=[.D141]*20" office:value-type="float" office:value="0.857647627200001" calcext:value-type="float">
            <text:p>0.857647627200001</text:p>
          </table:table-cell>
          <table:table-cell/>
          <table:table-cell office:value-type="string" calcext:value-type="string">
            <text:p>GE and PV</text:p>
          </table:table-cell>
          <table:table-cell table:formula="of:=[.J151]" office:value-type="float" office:value="0.754923073840001" calcext:value-type="float">
            <text:p>0.75492307384000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Deal</text:p>
          </table:table-cell>
          <table:table-cell table:formula="of:=[.G61]" office:value-type="float" office:value="0.0272" calcext:value-type="float">
            <text:p>0.02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st min showdown</text:p>
          </table:table-cell>
          <table:table-cell table:number-columns-repeated="5"/>
          <table:table-cell office:value-type="string" calcext:value-type="string">
            <text:p>Showdown</text:p>
          </table:table-cell>
          <table:table-cell table:formula="of:=[.D146]" office:value-type="float" office:value="0.102934" calcext:value-type="float">
            <text:p>0.102934</text:p>
          </table:table-cell>
          <table:table-cell table:number-columns-repeated="7"/>
        </table:table-row>
        <table:table-row table:style-name="ro1">
          <table:table-cell table:formula="of:=[.D87]" office:value-type="float" office:value="0.05772" calcext:value-type="float">
            <text:p>0.05772</text:p>
          </table:table-cell>
          <table:table-cell table:number-columns-repeated="2"/>
          <table:table-cell table:formula="of:=[.A144]" office:value-type="float" office:value="0.05772" calcext:value-type="float">
            <text:p>0.05772</text:p>
          </table:table-cell>
          <table:table-cell table:formula="of:=[.D144]*20" office:value-type="float" office:value="1.1544" calcext:value-type="float">
            <text:p>1.1544</text:p>
          </table:table-cell>
          <table:table-cell/>
          <table:table-cell office:value-type="string" calcext:value-type="string">
            <text:p>No Deal Vote</text:p>
          </table:table-cell>
          <table:table-cell table:formula="of:=[.D35]" office:value-type="float" office:value="0.0108" calcext:value-type="float">
            <text:p>0.0108</text:p>
          </table:table-cell>
          <table:table-cell table:number-columns-repeated="7"/>
        </table:table-row>
        <table:table-row table:style-name="ro1">
          <table:table-cell table:formula="of:=[.D93]" office:value-type="float" office:value="0.045214" calcext:value-type="float">
            <text:p>0.045214</text:p>
          </table:table-cell>
          <table:table-cell table:number-columns-repeated="2"/>
          <table:table-cell table:formula="of:=[.A145]" office:value-type="float" office:value="0.045214" calcext:value-type="float">
            <text:p>0.045214</text:p>
          </table:table-cell>
          <table:table-cell table:formula="of:=[.D145]*20" office:value-type="float" office:value="0.90428" calcext:value-type="float">
            <text:p>0.90428</text:p>
          </table:table-cell>
          <table:table-cell table:number-columns-repeated="2"/>
          <table:table-cell table:formula="of:=SUM([.H141:.H144])" office:value-type="float" office:value="0.895857073840001" calcext:value-type="float">
            <text:p>0.895857073840001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([.D144:.D145])" office:value-type="float" office:value="0.102934" calcext:value-type="float">
            <text:p>0.102934</text:p>
          </table:table-cell>
          <table:table-cell table:formula="of:=[.D146]*20" office:value-type="float" office:value="2.05868" calcext:value-type="float">
            <text:p>2.05868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o caretaker admin formed</text:p>
          </table:table-cell>
          <table:table-cell table:number-columns-repeated="5"/>
          <table:table-cell office:value-type="string" calcext:value-type="string">
            <text:p>Scramble 1</text:p>
          </table:table-cell>
          <table:table-cell table:formula="of:=[.D128]" office:value-type="float" office:value="0.3600766" calcext:value-type="float">
            <text:p>0.3600766</text:p>
          </table:table-cell>
          <table:table-cell office:value-type="string" calcext:value-type="string">
            <text:p>GE1</text:p>
          </table:table-cell>
          <table:table-cell table:formula="of:=[.D182]" office:value-type="float" office:value="0.4834761156576" calcext:value-type="float">
            <text:p>0.4834761156576</text:p>
          </table:table-cell>
          <table:table-cell/>
          <table:table-cell office:value-type="string" calcext:value-type="string">
            <text:p>VONC Succeeds</text:p>
          </table:table-cell>
          <table:table-cell table:formula="of:=[.D104]" office:value-type="float" office:value="0.294787584" calcext:value-type="float">
            <text:p>0.294787584</text:p>
          </table:table-cell>
          <table:table-cell office:value-type="string" calcext:value-type="string">
            <text:p>FTPA scramble</text:p>
          </table:table-cell>
          <table:table-cell table:formula="of:=[.D124]" office:value-type="float" office:value="0.2358300672" calcext:value-type="float">
            <text:p>0.2358300672</text:p>
          </table:table-cell>
        </table:table-row>
        <table:table-row table:style-name="ro1">
          <table:table-cell table:formula="of:=[.D119]" office:value-type="float" office:value="0.0589575168" calcext:value-type="float">
            <text:p>0.0589575168</text:p>
          </table:table-cell>
          <table:table-cell table:number-columns-repeated="2"/>
          <table:table-cell table:formula="of:=[.A149]" office:value-type="float" office:value="0.0589575168" calcext:value-type="float">
            <text:p>0.0589575168</text:p>
          </table:table-cell>
          <table:table-cell table:formula="of:=[.D149]*20" office:value-type="float" office:value="1.179150336" calcext:value-type="float">
            <text:p>1.179150336</text:p>
          </table:table-cell>
          <table:table-cell/>
          <table:table-cell office:value-type="string" calcext:value-type="string">
            <text:p>Scramble 2</text:p>
          </table:table-cell>
          <table:table-cell table:formula="of:=[.D124]" office:value-type="float" office:value="0.2358300672" calcext:value-type="float">
            <text:p>0.2358300672</text:p>
          </table:table-cell>
          <table:table-cell office:value-type="string" calcext:value-type="string">
            <text:p>GE2</text:p>
          </table:table-cell>
          <table:table-cell table:formula="of:=[.D186]" office:value-type="float" office:value="0.1355042600704" calcext:value-type="float">
            <text:p>0.1355042600704</text:p>
          </table:table-cell>
          <table:table-cell table:number-columns-repeated="4"/>
          <table:table-cell table:formula="of:=[.H150]" office:value-type="float" office:value="0.0589575168" calcext:value-type="float">
            <text:p>0.0589575168</text:p>
          </table:table-cell>
        </table:table-row>
        <table:table-row table:style-name="ro1">
          <table:table-cell table:formula="of:=[.D124]" office:value-type="float" office:value="0.2358300672" calcext:value-type="float">
            <text:p>0.2358300672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50]*[.B150]" office:value-type="float" office:value="0.0707490201600001" calcext:value-type="float">
            <text:p>0.07074902016</text:p>
          </table:table-cell>
          <table:table-cell table:formula="of:=[.D150]*20" office:value-type="float" office:value="1.4149804032" calcext:value-type="float">
            <text:p>1.4149804032</text:p>
          </table:table-cell>
          <table:table-cell/>
          <table:table-cell office:value-type="string" calcext:value-type="string">
            <text:p>Queen no sack</text:p>
          </table:table-cell>
          <table:table-cell table:formula="of:=[.D119]" office:value-type="float" office:value="0.0589575168" calcext:value-type="float">
            <text:p>0.0589575168</text:p>
          </table:table-cell>
          <table:table-cell office:value-type="string" calcext:value-type="string">
            <text:p>PV</text:p>
          </table:table-cell>
          <table:table-cell table:formula="of:=[.D188]" office:value-type="float" office:value="0.135942698112" calcext:value-type="float">
            <text:p>0.135942698112</text:p>
          </table:table-cell>
          <table:table-cell table:number-columns-repeated="4"/>
          <table:table-cell table:formula="of:=SUM([.O148:.O149])" office:value-type="float" office:value="0.294787584" calcext:value-type="float">
            <text:p>0.294787584</text:p>
          </table:table-cell>
        </table:table-row>
        <table:table-row table:style-name="ro1">
          <table:table-cell table:formula="of:=[.D128]" office:value-type="float" office:value="0.3600766" calcext:value-type="float">
            <text:p>0.3600766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51]*[.B151]" office:value-type="float" office:value="0.07201532" calcext:value-type="float">
            <text:p>0.07201532</text:p>
          </table:table-cell>
          <table:table-cell table:formula="of:=[.D151]*20" office:value-type="float" office:value="1.4403064" calcext:value-type="float">
            <text:p>1.4403064</text:p>
          </table:table-cell>
          <table:table-cell table:number-columns-repeated="2"/>
          <table:table-cell table:formula="of:=SUM([.H148:.H150])" office:value-type="float" office:value="0.654864184" calcext:value-type="float">
            <text:p>0.654864184</text:p>
          </table:table-cell>
          <table:table-cell/>
          <table:table-cell table:formula="of:=SUM([.J148:.J150])" office:value-type="float" office:value="0.754923073840001" calcext:value-type="float">
            <text:p>0.754923073840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SUM([.D149:.D151])" office:value-type="float" office:value="0.20172185696" calcext:value-type="float">
            <text:p>0.20172185696</text:p>
          </table:table-cell>
          <table:table-cell table:formula="of:=[.D152]*20" office:value-type="float" office:value="4.0344371392" calcext:value-type="float">
            <text:p>4.0344371392</text:p>
          </table:table-cell>
          <table:table-cell table:number-columns-repeated="3"/>
          <table:table-cell office:value-type="string" calcext:value-type="string">
            <text:p>Johnson 2/3</text:p>
          </table:table-cell>
          <table:table-cell table:formula="of:=[.D138]" office:value-type="float" office:value="0.10005888984" calcext:value-type="float">
            <text:p>0.10005888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etaker admin formed</text:p>
          </table:table-cell>
          <table:table-cell table:number-columns-repeated="8"/>
          <table:table-cell table:formula="of:=[.J151]-[.J152]" office:value-type="float" office:value="0.654864184" calcext:value-type="float">
            <text:p>0.654864184</text:p>
          </table:table-cell>
          <table:table-cell table:number-columns-repeated="5"/>
        </table:table-row>
        <table:table-row table:style-name="ro1">
          <table:table-cell table:formula="of:=[.D124]" office:value-type="float" office:value="0.2358300672" calcext:value-type="float">
            <text:p>0.2358300672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154]*[.B154]" office:value-type="float" office:value="0.16508104704" calcext:value-type="float">
            <text:p>0.16508104704</text:p>
          </table:table-cell>
          <table:table-cell table:formula="of:=[.D154]*20" office:value-type="float" office:value="3.3016209408" calcext:value-type="float">
            <text:p>3.3016209408</text:p>
          </table:table-cell>
          <table:table-cell table:number-columns-repeated="10"/>
        </table:table-row>
        <table:table-row table:style-name="ro1">
          <table:table-cell table:formula="of:=[.A151]" office:value-type="float" office:value="0.3600766" calcext:value-type="float">
            <text:p>0.3600766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55]*[.B155]" office:value-type="float" office:value="0.28806128" calcext:value-type="float">
            <text:p>0.28806128</text:p>
          </table:table-cell>
          <table:table-cell table:formula="of:=[.D155]*20" office:value-type="float" office:value="5.7612256" calcext:value-type="float">
            <text:p>5.7612256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154:.D155])" office:value-type="float" office:value="0.45314232704" calcext:value-type="float">
            <text:p>0.45314232704</text:p>
          </table:table-cell>
          <table:table-cell table:formula="of:=[.D156]*20" office:value-type="float" office:value="9.0628465408" calcext:value-type="float">
            <text:p>9.06284654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retaker GE</text:p>
          </table:table-cell>
          <table:table-cell table:number-columns-repeated="14"/>
        </table:table-row>
        <table:table-row table:style-name="ro1">
          <table:table-cell table:formula="of:=[.D156]" office:value-type="float" office:value="0.45314232704" calcext:value-type="float">
            <text:p>0.45314232704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158]*[.B158]" office:value-type="float" office:value="0.317199628928" calcext:value-type="float">
            <text:p>0.317199628928</text:p>
          </table:table-cell>
          <table:table-cell table:formula="of:=[.D158]*20" office:value-type="float" office:value="6.34399257856" calcext:value-type="float">
            <text:p>6.3439925785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retaker PV</text:p>
          </table:table-cell>
          <table:table-cell table:number-columns-repeated="14"/>
        </table:table-row>
        <table:table-row table:style-name="ro1">
          <table:table-cell table:formula="of:=[.D156]" office:value-type="float" office:value="0.45314232704" calcext:value-type="float">
            <text:p>0.45314232704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61]*[.B161]" office:value-type="float" office:value="0.135942698112" calcext:value-type="float">
            <text:p>0.135942698112</text:p>
          </table:table-cell>
          <table:table-cell table:formula="of:=[.D161]*20" office:value-type="float" office:value="2.71885396224" calcext:value-type="float">
            <text:p>2.71885396224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o Deal 31 Oct</text:p>
          </table:table-cell>
          <table:table-cell table:number-columns-repeated="5"/>
          <table:table-cell office:value-type="string" calcext:value-type="string">
            <text:p>Percent</text:p>
          </table:table-cell>
          <table:table-cell office:value-type="string" calcext:value-type="string">
            <text:p>Percent Rounded</text:p>
          </table:table-cell>
          <table:table-cell office:value-type="string" calcext:value-type="string">
            <text:p>Percent Rounded Manual</text:p>
          </table:table-cell>
          <table:table-cell table:number-columns-repeated="6"/>
        </table:table-row>
        <table:table-row table:style-name="ro1">
          <table:table-cell table:formula="of:=[.D35]" office:value-type="float" office:value="0.0108" calcext:value-type="float">
            <text:p>0.0108</text:p>
          </table:table-cell>
          <table:table-cell table:number-columns-repeated="2"/>
          <table:table-cell table:formula="of:=[.A166]" office:value-type="float" office:value="0.0108" calcext:value-type="float">
            <text:p>0.0108</text:p>
          </table:table-cell>
          <table:table-cell table:formula="of:=[.D166]*20" office:value-type="float" office:value="0.216" calcext:value-type="float">
            <text:p>0.216</text:p>
          </table:table-cell>
          <table:table-cell table:number-columns-repeated="10"/>
        </table:table-row>
        <table:table-row table:style-name="ro1">
          <table:table-cell table:formula="of:=[.D146]" office:value-type="float" office:value="0.102934" calcext:value-type="float">
            <text:p>0.102934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67]*[.B167]" office:value-type="float" office:value="0.0205868" calcext:value-type="float">
            <text:p>0.0205868</text:p>
          </table:table-cell>
          <table:table-cell table:formula="of:=[.D167]*20" office:value-type="float" office:value="0.411736" calcext:value-type="float">
            <text:p>0.411736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166:.D167])" office:value-type="float" office:value="0.0313868" calcext:value-type="float">
            <text:p>0.0313868</text:p>
          </table:table-cell>
          <table:table-cell table:formula="of:=[.D168]*20" office:value-type="float" office:value="0.627736" calcext:value-type="float">
            <text:p>0.627736</text:p>
          </table:table-cell>
          <table:table-cell/>
          <table:table-cell table:formula="of:=[.D168]*100" office:value-type="float" office:value="3.13868" calcext:value-type="float">
            <text:p>3.13868</text:p>
          </table:table-cell>
          <table:table-cell table:style-name="ce1" table:formula="of:=[.G168]" office:value-type="float" office:value="3.13868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voke</text:p>
          </table:table-cell>
          <table:table-cell table:number-columns-repeated="14"/>
        </table:table-row>
        <table:table-row table:style-name="ro1">
          <table:table-cell table:formula="of:=[.A167]" office:value-type="float" office:value="0.102934" calcext:value-type="float">
            <text:p>0.102934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71]*[.B171]" office:value-type="float" office:value="0.0823472000000001" calcext:value-type="float">
            <text:p>0.0823472</text:p>
          </table:table-cell>
          <table:table-cell table:formula="of:=[.D171]*20" office:value-type="float" office:value="1.646944" calcext:value-type="float">
            <text:p>1.646944</text:p>
          </table:table-cell>
          <table:table-cell/>
          <table:table-cell table:formula="of:=[.D171]*100" office:value-type="float" office:value="8.23472000000001" calcext:value-type="float">
            <text:p>8.23472000000001</text:p>
          </table:table-cell>
          <table:table-cell table:style-name="ce1" table:formula="of:=[.G171]" office:value-type="float" office:value="8.23472000000001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alemate</text:p>
          </table:table-cell>
          <table:table-cell table:number-columns-repeated="14"/>
        </table:table-row>
        <table:table-row table:style-name="ro1">
          <table:table-cell table:formula="of:=[.D133]" office:value-type="float" office:value="0.204201816" calcext:value-type="float">
            <text:p>0.204201816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74]*[.B174]" office:value-type="float" office:value="0.0612605448" calcext:value-type="float">
            <text:p>0.0612605448</text:p>
          </table:table-cell>
          <table:table-cell table:formula="of:=[.D174]*20" office:value-type="float" office:value="1.225210896" calcext:value-type="float">
            <text:p>1.225210896</text:p>
          </table:table-cell>
          <table:table-cell table:number-columns-repeated="10"/>
        </table:table-row>
        <table:table-row table:style-name="ro1">
          <table:table-cell table:formula="of:=[.D141]" office:value-type="float" office:value="0.04288238136" calcext:value-type="float">
            <text:p>0.04288238136</text:p>
          </table:table-cell>
          <table:table-cell table:number-columns-repeated="2"/>
          <table:table-cell table:formula="of:=[.A175]" office:value-type="float" office:value="0.04288238136" calcext:value-type="float">
            <text:p>0.04288238136</text:p>
          </table:table-cell>
          <table:table-cell table:formula="of:=[.D175]*20" office:value-type="float" office:value="0.857647627200001" calcext:value-type="float">
            <text:p>0.857647627200001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174:.D175])" office:value-type="float" office:value="0.10414292616" calcext:value-type="float">
            <text:p>0.10414292616</text:p>
          </table:table-cell>
          <table:table-cell table:formula="of:=[.D176]*20" office:value-type="float" office:value="2.0828585232" calcext:value-type="float">
            <text:p>2.0828585232</text:p>
          </table:table-cell>
          <table:table-cell/>
          <table:table-cell table:formula="of:=[.D176]*100" office:value-type="float" office:value="10.414292616" calcext:value-type="float">
            <text:p>10.414292616</text:p>
          </table:table-cell>
          <table:table-cell table:style-name="ce1" table:formula="of:=[.G176]" office:value-type="float" office:value="10.414292616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GE late 2019</text:p>
          </table:table-cell>
          <table:table-cell table:number-columns-repeated="14"/>
        </table:table-row>
        <table:table-row table:style-name="ro1">
          <table:table-cell table:formula="of:=[.D138]" office:value-type="float" office:value="0.10005888984" calcext:value-type="float">
            <text:p>0.10005888984</text:p>
          </table:table-cell>
          <table:table-cell table:number-columns-repeated="2"/>
          <table:table-cell table:formula="of:=[.A179]" office:value-type="float" office:value="0.10005888984" calcext:value-type="float">
            <text:p>0.10005888984</text:p>
          </table:table-cell>
          <table:table-cell table:formula="of:=[.D179]*20" office:value-type="float" office:value="2.0011777968" calcext:value-type="float">
            <text:p>2.0011777968</text:p>
          </table:table-cell>
          <table:table-cell table:number-columns-repeated="10"/>
        </table:table-row>
        <table:table-row table:style-name="ro1">
          <table:table-cell table:formula="of:=[.D152]" office:value-type="float" office:value="0.20172185696" calcext:value-type="float">
            <text:p>0.20172185696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80]*[.B180]" office:value-type="float" office:value="0.161377485568" calcext:value-type="float">
            <text:p>0.161377485568</text:p>
          </table:table-cell>
          <table:table-cell table:formula="of:=[.D180]*20" office:value-type="float" office:value="3.22754971136" calcext:value-type="float">
            <text:p>3.22754971136</text:p>
          </table:table-cell>
          <table:table-cell table:number-columns-repeated="10"/>
        </table:table-row>
        <table:table-row table:style-name="ro1">
          <table:table-cell table:formula="of:=[.D158]" office:value-type="float" office:value="0.317199628928" calcext:value-type="float">
            <text:p>0.317199628928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181]*[.B181]" office:value-type="float" office:value="0.2220397402496" calcext:value-type="float">
            <text:p>0.2220397402496</text:p>
          </table:table-cell>
          <table:table-cell table:formula="of:=[.D181]*20" office:value-type="float" office:value="4.440794804992" calcext:value-type="float">
            <text:p>4.440794804992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179:.D181])" office:value-type="float" office:value="0.4834761156576" calcext:value-type="float">
            <text:p>0.4834761156576</text:p>
          </table:table-cell>
          <table:table-cell table:formula="of:=[.D182]*20" office:value-type="float" office:value="9.66952231315201" calcext:value-type="float">
            <text:p>9.66952231315201</text:p>
          </table:table-cell>
          <table:table-cell/>
          <table:table-cell table:formula="of:=[.D182]*100" office:value-type="float" office:value="48.34761156576" calcext:value-type="float">
            <text:p>48.34761156576</text:p>
          </table:table-cell>
          <table:table-cell table:style-name="ce1" table:formula="of:=[.G182]" office:value-type="float" office:value="48.34761156576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 2020</text:p>
          </table:table-cell>
          <table:table-cell table:number-columns-repeated="14"/>
        </table:table-row>
        <table:table-row table:style-name="ro1">
          <table:table-cell table:formula="of:=[.A180]" office:value-type="float" office:value="0.20172185696" calcext:value-type="float">
            <text:p>0.20172185696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84]*[.B184]" office:value-type="float" office:value="0.040344371392" calcext:value-type="float">
            <text:p>0.040344371392</text:p>
          </table:table-cell>
          <table:table-cell table:formula="of:=[.D184]*20" office:value-type="float" office:value="0.806887427840001" calcext:value-type="float">
            <text:p>0.806887427840001</text:p>
          </table:table-cell>
          <table:table-cell table:number-columns-repeated="10"/>
        </table:table-row>
        <table:table-row table:style-name="ro1">
          <table:table-cell table:formula="of:=[.A181]" office:value-type="float" office:value="0.317199628928" calcext:value-type="float">
            <text:p>0.317199628928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85]*[.B185]" office:value-type="float" office:value="0.0951598886784001" calcext:value-type="float">
            <text:p>0.0951598886784</text:p>
          </table:table-cell>
          <table:table-cell table:formula="of:=[.D185]*20" office:value-type="float" office:value="1.903197773568" calcext:value-type="float">
            <text:p>1.903197773568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184:.D185])" office:value-type="float" office:value="0.1355042600704" calcext:value-type="float">
            <text:p>0.1355042600704</text:p>
          </table:table-cell>
          <table:table-cell table:formula="of:=[.D186]*20" office:value-type="float" office:value="2.710085201408" calcext:value-type="float">
            <text:p>2.710085201408</text:p>
          </table:table-cell>
          <table:table-cell/>
          <table:table-cell table:formula="of:=[.D186]*100" office:value-type="float" office:value="13.55042600704" calcext:value-type="float">
            <text:p>13.55042600704</text:p>
          </table:table-cell>
          <table:table-cell table:style-name="ce1" table:formula="of:=[.G186]" office:value-type="float" office:value="13.5504260070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V</text:p>
          </table:table-cell>
          <table:table-cell table:number-columns-repeated="14"/>
        </table:table-row>
        <table:table-row table:style-name="ro1">
          <table:table-cell table:formula="of:=[.D161]" office:value-type="float" office:value="0.135942698112" calcext:value-type="float">
            <text:p>0.135942698112</text:p>
          </table:table-cell>
          <table:table-cell table:number-columns-repeated="2"/>
          <table:table-cell table:formula="of:=[.A188]" office:value-type="float" office:value="0.135942698112" calcext:value-type="float">
            <text:p>0.135942698112</text:p>
          </table:table-cell>
          <table:table-cell table:formula="of:=[.D188]*20" office:value-type="float" office:value="2.71885396224" calcext:value-type="float">
            <text:p>2.71885396224</text:p>
          </table:table-cell>
          <table:table-cell/>
          <table:table-cell table:formula="of:=[.D188]*100" office:value-type="float" office:value="13.5942698112" calcext:value-type="float">
            <text:p>13.5942698112</text:p>
          </table:table-cell>
          <table:table-cell table:style-name="ce1" table:formula="of:=[.G188]" office:value-type="float" office:value="13.5942698112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eal</text:p>
          </table:table-cell>
          <table:table-cell table:number-columns-repeated="14"/>
        </table:table-row>
        <table:table-row table:style-name="ro1">
          <table:table-cell table:formula="of:=[.D61]" office:value-type="float" office:value="0.0272" calcext:value-type="float">
            <text:p>0.0272</text:p>
          </table:table-cell>
          <table:table-cell table:number-columns-repeated="2"/>
          <table:table-cell table:formula="of:=[.A191]" office:value-type="float" office:value="0.0272" calcext:value-type="float">
            <text:p>0.0272</text:p>
          </table:table-cell>
          <table:table-cell table:formula="of:=[.D191]*20" office:value-type="float" office:value="0.544" calcext:value-type="float">
            <text:p>0.544</text:p>
          </table:table-cell>
          <table:table-cell/>
          <table:table-cell table:formula="of:=[.D191]*100" office:value-type="float" office:value="2.72" calcext:value-type="float">
            <text:p>2.72</text:p>
          </table:table-cell>
          <table:table-cell table:style-name="ce1" table:formula="of:=[.G191]" office:value-type="float" office:value="2.72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table:formula="of:=[.E191]+[.E188]+[.E186]+[.E182]+[.E176]+[.E171]+[.E168]" office:value-type="float" office:value="20" calcext:value-type="float">
            <text:p>20</text:p>
          </table:table-cell>
          <table:table-cell/>
          <table:table-cell table:formula="of:=SUM([.G168:.G191])" office:value-type="float" office:value="100" calcext:value-type="float">
            <text:p>100</text:p>
          </table:table-cell>
          <table:table-cell table:style-name="ce1" table:formula="of:=SUM([.H168:.H191])" office:value-type="float" office:value="100" calcext:value-type="float">
            <text:p>100</text:p>
          </table:table-cell>
          <table:table-cell table:style-name="ce1" table:formula="of:=SUM([.I168:.I19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formula="of:=100-[.G193]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 style:data-style-name="N2" text:time-value="09:58:48.275181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10-09T20:36:07.520297463</meta:creation-date>
    <dc:date>2019-10-10T10:00:51.254208820</dc:date>
    <dc:creator>Jon Worth</dc:creator>
    <meta:editing-duration>PT2H28M27S</meta:editing-duration>
    <meta:editing-cycles>6</meta:editing-cycles>
    <meta:generator>LibreOffice/6.2.0.3$MacOSX_X86_64 LibreOffice_project/98c6a8a1c6c7b144ce3cc729e34964b47ce25d62</meta:generator>
    <meta:document-statistic meta:table-count="1" meta:cell-count="457" meta:object-count="0"/>
  </office:meta>
</office:document-meta>
</file>